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a1f" officeooo:paragraph-rsid="000f9a1f"/>
    </style:style>
    <style:style style:name="P2" style:family="paragraph" style:parent-style-name="Standard">
      <style:text-properties officeooo:rsid="00128c1c" officeooo:paragraph-rsid="00128c1c"/>
    </style:style>
    <style:style style:name="P3" style:family="paragraph" style:parent-style-name="Standard">
      <style:text-properties officeooo:rsid="0021fe87" officeooo:paragraph-rsid="0021fe87"/>
    </style:style>
    <style:style style:name="P4" style:family="paragraph" style:parent-style-name="Standard">
      <style:text-properties officeooo:rsid="002372cb" officeooo:paragraph-rsid="002372cb"/>
    </style:style>
    <style:style style:name="P5" style:family="paragraph" style:parent-style-name="Standard">
      <style:text-properties officeooo:rsid="00100aef" officeooo:paragraph-rsid="002372cb"/>
    </style:style>
    <style:style style:name="P6" style:family="paragraph" style:parent-style-name="Standard">
      <style:text-properties officeooo:rsid="0024e87b" officeooo:paragraph-rsid="0024e87b"/>
    </style:style>
    <style:style style:name="P7" style:family="paragraph" style:parent-style-name="Standard">
      <style:text-properties officeooo:rsid="00145202" officeooo:paragraph-rsid="00145202"/>
    </style:style>
    <style:style style:name="P8" style:family="paragraph" style:parent-style-name="Standard">
      <style:text-properties officeooo:rsid="00284dc9" officeooo:paragraph-rsid="00284dc9"/>
    </style:style>
    <style:style style:name="P9" style:family="paragraph" style:parent-style-name="Standard">
      <style:text-properties officeooo:rsid="00297ee7" officeooo:paragraph-rsid="00297ee7"/>
    </style:style>
    <style:style style:name="P10" style:family="paragraph" style:parent-style-name="Standard">
      <style:text-properties officeooo:rsid="0029fee2" officeooo:paragraph-rsid="0029fee2"/>
    </style:style>
    <style:style style:name="P11" style:family="paragraph" style:parent-style-name="Standard">
      <style:text-properties officeooo:rsid="001be646" officeooo:paragraph-rsid="001be646"/>
    </style:style>
    <style:style style:name="P12" style:family="paragraph" style:parent-style-name="Standard">
      <style:text-properties officeooo:rsid="002cbf59" officeooo:paragraph-rsid="002cbf59"/>
    </style:style>
    <style:style style:name="P13" style:family="paragraph" style:parent-style-name="Standard">
      <style:text-properties officeooo:rsid="000f9a1f" officeooo:paragraph-rsid="000f9a1f"/>
    </style:style>
    <style:style style:name="P14" style:family="paragraph" style:parent-style-name="Standard">
      <style:text-properties officeooo:rsid="002372cb" officeooo:paragraph-rsid="000f9a1f"/>
    </style:style>
    <style:style style:name="P15" style:family="paragraph" style:parent-style-name="Standard">
      <style:text-properties officeooo:rsid="00102f33" officeooo:paragraph-rsid="00102f33"/>
    </style:style>
    <style:style style:name="P16" style:family="paragraph" style:parent-style-name="Standard">
      <style:text-properties officeooo:rsid="0024e87b" officeooo:paragraph-rsid="00102f33"/>
    </style:style>
    <style:style style:name="P17" style:family="paragraph" style:parent-style-name="Standard">
      <style:text-properties officeooo:rsid="00128c1c" officeooo:paragraph-rsid="00128c1c"/>
    </style:style>
    <style:style style:name="P18" style:family="paragraph" style:parent-style-name="Standard">
      <style:text-properties officeooo:rsid="00145202" officeooo:paragraph-rsid="00145202"/>
    </style:style>
    <style:style style:name="P19" style:family="paragraph" style:parent-style-name="Standard">
      <style:text-properties officeooo:rsid="001be646" officeooo:paragraph-rsid="001be646"/>
    </style:style>
    <style:style style:name="T1" style:family="text">
      <style:text-properties officeooo:rsid="002b4c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ata: 3 Feb 2020</text:p>
      <text:p text:style-name="P3">y = <text:s/>(a0+a1)/2 <text:s text:c="5"/>-( (tanh(a3/a4)*(a0-a1) <text:s/>+a0 -2*a2+a1)/(4* <text:s/>( tanh(a3/a4) <text:s text:c="2"/>) <text:s text:c="3"/>)) <text:s text:c="2"/>*tanh((x+a3+a5)/a4) <text:s text:c="8"/>- ( (tanh(a3/a4)*(a0-a1) <text:s/>-a0 +2*a2-a1)/(4* <text:s/>( tanh(a3/a4) <text:s text:c="2"/>) <text:s text:c="3"/>)) <text:s text:c="2"/>*tanh((x-a3+a5)/a4)</text:p>
      <text:p text:style-name="P1"/>
      <text:p text:style-name="P1"><text:span text:style-name="T1">0.9%</text:span>salt:</text:p>
      <text:p text:style-name="P1"><text:tab/>a0 = 0.0973932</text:p>
      <text:p text:style-name="P1"><text:tab/>a1 = 0.0208275</text:p>
      <text:p text:style-name="P1"><text:tab/>a2 = 0.1</text:p>
      <text:p text:style-name="P1"><text:tab/>a3 = 2.5e-08</text:p>
      <text:p text:style-name="P1"><text:tab/>a4 = 1.56812</text:p>
      <text:p text:style-name="P1"><text:tab/>a5 = 3.72538</text:p>
      <text:p text:style-name="P14"/>
      <text:p text:style-name="P5"/>
      <text:p text:style-name="P15"><text:span text:style-name="T1">0.54%</text:span>salt</text:p>
      <text:p text:style-name="P15"><text:tab/>a0 = 0.05</text:p>
      <text:p text:style-name="P15"><text:tab/>a1 = 0.00820015</text:p>
      <text:p text:style-name="P15"><text:tab/>a2 = 0.0811264</text:p>
      <text:p text:style-name="P15"><text:tab/>a3 = 2.5e-08</text:p>
      <text:p text:style-name="P15"><text:tab/>a4 = 1.16825</text:p>
      <text:p text:style-name="P15"><text:tab/>a5 = 3.95871</text:p>
      <text:p text:style-name="P16"/>
      <text:p text:style-name="P2"><text:span text:style-name="T1">0.27%</text:span>salt</text:p>
      <text:p text:style-name="P2"><text:tab/>a0 = 0.016</text:p>
      <text:p text:style-name="P2"><text:tab/>a1 = 0.00132417</text:p>
      <text:p text:style-name="P2"><text:tab/>a2 = 0.0570071</text:p>
      <text:p text:style-name="P2"><text:tab/>a3 = 4.51577e-08</text:p>
      <text:p text:style-name="P2"><text:tab/>a4 = 1.35977</text:p>
      <text:p text:style-name="P2"><text:tab/>a5 = 4.31367</text:p>
      <text:p text:style-name="P2"/>
      <text:p text:style-name="P7"><text:span text:style-name="T1">0.09%</text:span>salt</text:p>
      <text:p text:style-name="P7"><text:tab/>a0 = 0.00162993</text:p>
      <text:p text:style-name="P7"><text:tab/>a1 = 0.000705706</text:p>
      <text:p text:style-name="P7"><text:tab/>a2 = 0.0256132</text:p>
      <text:p text:style-name="P7"><text:tab/>a3 = 1.33004e-07</text:p>
      <text:p text:style-name="P7"><text:tab/>a4 = 1.2336</text:p>
      <text:p text:style-name="P7"><text:tab/>a5 = 4.32391</text:p>
      <text:p text:style-name="P7"/>
      <text:p text:style-name="P11"><text:span text:style-name="T1">0.045%</text:span>salt</text:p>
      <text:p text:style-name="P11"/>
      <text:p text:style-name="P11"><text:tab/>a0 = 0.000252615</text:p>
      <text:p text:style-name="P11"><text:tab/>a1 = 0.000665669</text:p>
      <text:p text:style-name="P11"><text:tab/>a2 = 0.0136813</text:p>
      <text:p text:style-name="P11"><text:tab/>a3 = 4.40648e-08</text:p>
      <text:p text:style-name="P11"><text:tab/>a4 = 1.23054</text:p>
      <text:p text:style-name="P11"><text:tab/>a5 = 4.322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6:09:47.872872366</meta:creation-date>
    <dc:date>2020-02-03T10:28:57.998886623</dc:date>
    <meta:editing-duration>PT18H31M6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121" meta:character-count="695" meta:non-whitespace-character-count="549"/>
  </office:meta>
</office:document-meta>
</file>